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co7" style:family="table-column">
      <style:table-column-properties fo:break-before="auto" style:column-width="12.8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247cm" fo:break-before="auto" style:use-optimal-row-height="tru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Bitstream Vera Sans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  <table:table-cell office:value-type="string">
            <text:p>fr</text:p>
          </table:table-cell>
        </table:table-row>
        <table:table-row table:style-name="ro1">
          <table:table-cell office:value-type="string">
            <text:p>CANNOT_BIND_TCP_SOCKET</text:p>
          </table:table-cell>
          <table:table-cell table:style-name="Default" office:value-type="string">
            <text:p>Cannot bind TCP socket</text:p>
          </table:table-cell>
          <table:table-cell table:style-name="Default" office:value-type="string">
            <text:p>Не удаётся привязать сокет TCP</text:p>
          </table:table-cell>
          <table:table-cell table:style-name="Default" office:value-type="string">
            <text:p>Kann TCP-Socket nicht binden</text:p>
          </table:table-cell>
          <table:table-cell office:value-type="string">
            <text:p>Impossible de lier un connecteur UDP</text:p>
          </table:table-cell>
        </table:table-row>
        <table:table-row table:style-name="ro2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  <table:table-cell office:value-type="string">
            <text:p>Impossible de créer le dossier</text:p>
          </table:table-cell>
        </table:table-row>
        <table:table-row table:style-name="ro1">
          <table:table-cell office:value-type="string">
            <text:p>CANNOT_CREATE_TCP_SOCKET</text:p>
          </table:table-cell>
          <table:table-cell table:style-name="Default" office:value-type="string">
            <text:p>Cannot create TCP socket</text:p>
          </table:table-cell>
          <table:table-cell table:style-name="Default" office:value-type="string">
            <text:p>Не удаётся создать сокет TCP</text:p>
          </table:table-cell>
          <table:table-cell table:style-name="Default" office:value-type="string">
            <text:p>Kann TCP-Socket nicht erstellen</text:p>
          </table:table-cell>
          <table:table-cell office:value-type="string">
            <text:p>Impossible de créer un socket TCP</text:p>
          </table:table-cell>
        </table:table-row>
        <table:table-row table:style-name="ro2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  <table:table-cell office:value-type="string">
            <text:p>Impossible de récupérer la liste des fichiers</text:p>
          </table:table-cell>
        </table:table-row>
        <table:table-row table:style-name="ro3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  <table:table-cell office:value-type="string">
            <text:p>Impossible de récupérer le chemin vers le dossier 'Mes documents'</text:p>
          </table:table-cell>
        </table:table-row>
        <table:table-row table:style-name="ro2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  <table:table-cell office:value-type="string">
            <text:p>Impossible d'initialiser le système sonore</text:p>
          </table:table-cell>
        </table:table-row>
        <table:table-row table:style-name="ro2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  <table:table-cell office:value-type="string">
            <text:p>Impossible de charger le tampon de son depuis la mémoire</text:p>
          </table:table-cell>
        </table:table-row>
        <table:table-row table:style-name="ro4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  <table:table-cell office:value-type="string">
            <text:p>Impossible d'ouvrir le fichier de sauvegarde</text:p>
          </table:table-cell>
        </table:table-row>
        <table:table-row table:style-name="ro4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  <table:table-cell office:value-type="string">
            <text:p>Impossible d'ouvrir le fichier de statistiques</text:p>
          </table:table-cell>
        </table:table-row>
        <table:table-row table:style-name="ro4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  <table:table-cell office:value-type="string">
            <text:p>Impossible d'ouvrir l'affichage</text:p>
          </table:table-cell>
        </table:table-row>
        <table:table-row table:style-name="ro4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  <table:table-cell office:value-type="string">
            <text:p>Impossible de lire les statistiques depuis le fichier</text:p>
          </table:table-cell>
        </table:table-row>
        <table:table-row table:style-name="ro2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  <table:table-cell office:value-type="string">
            <text:p>Impossible de supprimer le fichier ou le dossier</text:p>
          </table:table-cell>
        </table:table-row>
        <table:table-row table:style-name="ro5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  <table:table-cell table:style-name="ce5" office:value-type="string">
            <text:p>Impossible de supprimer une capture</text:p>
          </table:table-cell>
        </table:table-row>
        <table:table-row table:style-name="ro2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  <table:table-cell office:value-type="string">
            <text:p>Impossible de sauvegarder le fichier de configuration</text:p>
          </table:table-cell>
        </table:table-row>
        <table:table-row table:style-name="ro2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  <table:table-cell office:value-type="string">
            <text:p>Impossible de sauvegarder le fichier de statistiques</text:p>
          </table:table-cell>
        </table:table-row>
        <table:table-row table:style-name="ro2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  <table:table-cell office:value-type="string">
            <text:p>Impossible de régler les rappels ALURE IO</text:p>
          </table:table-cell>
        </table:table-row>
        <table:table-row table:style-name="ro2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  <table:table-cell office:value-type="string">
            <text:p>Impossible de régler une résolution négative du minuteur</text:p>
          </table:table-cell>
        </table:table-row>
        <table:table-row table:style-name="ro6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  <table:table-cell office:value-type="string">
            <text:p>Fichier de sauvegarde vide</text:p>
          </table:table-cell>
        </table:table-row>
        <table:table-row table:style-name="ro2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  <table:table-cell office:value-type="string">
            <text:p>Erreur du système sonore interne</text:p>
          </table:table-cell>
        </table:table-row>
        <table:table-row table:style-name="ro6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  <table:table-cell office:value-type="string">
            <text:p>Bouton invalide</text:p>
          </table:table-cell>
        </table:table-row>
        <table:table-row table:style-name="ro2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  <table:table-cell office:value-type="string">
            <text:p>Pointeur CEGUI::Window invalide</text:p>
          </table:table-cell>
        </table:table-row>
        <table:table-row table:style-name="ro6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  <table:table-cell office:value-type="string">
            <text:p>Type de commande invalide</text:p>
          </table:table-cell>
        </table:table-row>
        <table:table-row table:style-name="ro6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  <table:table-cell office:value-type="string">
            <text:p>Axe de dessin invalide</text:p>
          </table:table-cell>
        </table:table-row>
        <table:table-row table:style-name="ro6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  <table:table-cell office:value-type="string">
            <text:p>Difficulté de jeu invalide</text:p>
          </table:table-cell>
        </table:table-row>
        <table:table-row table:style-name="ro2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  <table:table-cell office:value-type="string">
            <text:p>ID de difficulté de jeu invalide</text:p>
          </table:table-cell>
        </table:table-row>
        <table:table-row table:style-name="ro6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  <table:table-cell office:value-type="string">
            <text:p>Stratégie de jeu invalide</text:p>
          </table:table-cell>
        </table:table-row>
        <table:table-row table:style-name="ro6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  <table:table-cell office:value-type="string">
            <text:p>Type de jeu invalide</text:p>
          </table:table-cell>
        </table:table-row>
        <table:table-row table:style-name="ro6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  <table:table-cell office:value-type="string">
            <text:p>ID de type de jeu invalide</text:p>
          </table:table-cell>
        </table:table-row>
        <table:table-row table:style-name="ro6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  <table:table-cell office:value-type="string">
            <text:p>Points d'entrée invalides</text:p>
          </table:table-cell>
        </table:table-row>
        <table:table-row table:style-name="ro6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  <table:table-cell office:value-type="string">
            <text:p>Dimensions de disposition invalides</text:p>
          </table:table-cell>
        </table:table-row>
        <table:table-row table:style-name="ro6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  <table:table-cell office:value-type="string">
            <text:p>Fichier de disposition invalide</text:p>
          </table:table-cell>
        </table:table-row>
        <table:table-row table:style-name="ro2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  <table:table-cell office:value-type="string">
            <text:p>Valeur de configuration 'Résolution' invalide</text:p>
          </table:table-cell>
        </table:table-row>
        <table:table-row table:style-name="ro2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  <table:table-cell office:value-type="string">
            <text:p>Type de commande de fichier de sauvegarde invalide</text:p>
          </table:table-cell>
        </table:table-row>
        <table:table-row table:style-name="ro5">
          <table:table-cell office:value-type="string">
            <text:p>INVALID_SCENE_FILE</text:p>
          </table:table-cell>
          <table:table-cell office:value-type="string">
            <text:p>Invalid scene file</text:p>
          </table:table-cell>
          <table:table-cell office:value-type="string">
            <text:p>Неверный файл сцены</text:p>
          </table:table-cell>
          <table:table-cell table:style-name="ce4" office:value-type="string">
            <text:p>Ungültige Szene-Datei</text:p>
          </table:table-cell>
          <table:table-cell table:style-name="ce6" office:value-type="string">
            <text:p>Fichier de scène invalide</text:p>
          </table:table-cell>
        </table:table-row>
        <table:table-row table:style-name="ro5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  <table:table-cell table:style-name="ce6" office:value-type="string">
            <text:p>Type de scène invalide</text:p>
          </table:table-cell>
        </table:table-row>
        <table:table-row table:style-name="ro6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  <table:table-cell office:value-type="string">
            <text:p>Etat invalide</text:p>
          </table:table-cell>
        </table:table-row>
        <table:table-row table:style-name="ro2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  <table:table-cell office:value-type="string">
            <text:p>ID de filtrage de texture invalide</text:p>
          </table:table-cell>
        </table:table-row>
        <table:table-row table:style-name="ro6">
          <table:table-cell office:value-type="string">
            <text:p>INVALID_TILE_ID</text:p>
          </table:table-cell>
          <table:table-cell table:style-name="ce2" office:value-type="string">
            <text:p>Invalid tile ID</text:p>
          </table:table-cell>
          <table:table-cell table:style-name="ce2" office:value-type="string">
            <text:p>Неверное значение ID фишки</text:p>
          </table:table-cell>
          <table:table-cell table:style-name="Default" office:value-type="string">
            <text:p>Ungültige Tile ID</text:p>
          </table:table-cell>
          <table:table-cell office:value-type="string">
            <text:p>ID de tuile invalide</text:p>
          </table:table-cell>
        </table:table-row>
        <table:table-row table:style-name="ro6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  <table:table-cell office:value-type="string">
            <text:p>Position de tuile invalide</text:p>
          </table:table-cell>
        </table:table-row>
        <table:table-row table:style-name="ro5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  <table:table-cell table:style-name="ce5" office:value-type="string">
            <text:p>Utilisation invalide</text:p>
          </table:table-cell>
        </table:table-row>
        <table:table-row table:style-name="ro6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  <table:table-cell office:value-type="string">
            <text:p>Type de fenêtre invalide</text:p>
          </table:table-cell>
        </table:table-row>
        <table:table-row table:style-name="ro6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  <table:table-cell office:value-type="string">
            <text:p>Localisation impossible</text:p>
          </table:table-cell>
        </table:table-row>
        <table:table-row table:style-name="ro2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  <table:table-cell office:value-type="string">
            <text:p>Aucune disposition trouvée pour l'ID de type de jeu</text:p>
          </table:table-cell>
        </table:table-row>
        <table:table-row table:style-name="ro6">
          <table:table-cell office:value-type="string">
            <text:p>NO_SCENES</text:p>
          </table:table-cell>
          <table:table-cell office:value-type="string">
            <text:p>No scenes found</text:p>
          </table:table-cell>
          <table:table-cell office:value-type="string">
            <text:p>Сцен не найдено</text:p>
          </table:table-cell>
          <table:table-cell table:style-name="ce3" office:value-type="string">
            <text:p>TRANSLATE ME</text:p>
          </table:table-cell>
          <table:table-cell office:value-type="string">
            <text:p>Aucune scène trouvée</text:p>
          </table:table-cell>
        </table:table-row>
        <table:table-row table:style-name="ro2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  <table:table-cell office:value-type="string">
            <text:p>Pas de telle commande</text:p>
          </table:table-cell>
        </table:table-row>
        <table:table-row table:style-name="ro2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  <table:table-cell office:value-type="string">
            <text:p>Pas de telle entrée de clé de configuration</text:p>
          </table:table-cell>
        </table:table-row>
        <table:table-row table:style-name="ro2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  <table:table-cell office:value-type="string">
            <text:p>Pas de tel élément</text:p>
          </table:table-cell>
        </table:table-row>
        <table:table-row table:style-name="ro2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  <table:table-cell table:style-name="ce5" office:value-type="string">
            <text:p>Cette disposition est introuvable</text:p>
          </table:table-cell>
        </table:table-row>
        <table:table-row table:style-name="ro6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  <table:table-cell office:value-type="string">
            <text:p>Aucun thème trouvé</text:p>
          </table:table-cell>
        </table:table-row>
        <table:table-row table:style-name="ro2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  <table:table-cell table:style-name="ce6" office:value-type="string">
            <text:p>Le fichier de sauvegarde n'est pas de OGS Mahjong</text:p>
          </table:table-cell>
        </table:table-row>
        <table:table-row table:style-name="ro2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  <table:table-cell office:value-type="string">
            <text:p>Le fichier de statistiques n'est pas de OGS Mahjong</text:p>
          </table:table-cell>
        </table:table-row>
        <table:table-row table:style-name="ro2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  <table:table-cell office:value-type="string">
            <text:p>Nombre de positions de la disposition non multiple de 2</text:p>
          </table:table-cell>
        </table:table-row>
        <table:table-row table:style-name="ro2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  <table:table-cell table:style-name="ce5" office:value-type="string">
            <text:p>Variable d'environnement HOME non définie</text:p>
          </table:table-cell>
        </table:table-row>
        <table:table-row table:style-name="ro2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  <table:table-cell table:style-name="ce5" office:value-type="string">
            <text:p>Version de format de fichier de sauvegarde non supportée</text:p>
          </table:table-cell>
        </table:table-row>
        <table:table-row table:style-name="ro2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  <table:table-cell table:style-name="ce6" office:value-type="string">
            <text:p>Version de format de fichier de statistiques non supportée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3">23.01.2012</text:date>, <text:time>19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9T12:29:17</meta:creation-date>
    <meta:generator>LibreOffice/3.4$Unix LibreOffice_project/340m1$Build-402</meta:generator>
    <dc:date>2012-01-23T19:20:48</dc:date>
    <meta:editing-duration>PT3H9M2S</meta:editing-duration>
    <meta:editing-cycles>98</meta:editing-cycles>
    <meta:document-statistic meta:table-count="3" meta:cell-count="279" meta:object-count="0"/>
  </office:meta>
</office:document-meta>
</file>